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4c96" officeooo:paragraph-rsid="0010a964"/>
    </style:style>
    <style:style style:name="P2" style:family="paragraph" style:parent-style-name="Standard">
      <style:text-properties officeooo:rsid="0018b1d8" officeooo:paragraph-rsid="0010a964"/>
    </style:style>
    <style:style style:name="P3" style:family="paragraph" style:parent-style-name="Standard">
      <style:paragraph-properties fo:text-align="start" style:justify-single-word="false"/>
      <style:text-properties officeooo:rsid="0019722f" officeooo:paragraph-rsid="0010a964"/>
    </style:style>
    <style:style style:name="P4" style:family="paragraph" style:parent-style-name="Standard">
      <style:paragraph-properties fo:text-align="start" style:justify-single-word="false"/>
      <style:text-properties officeooo:rsid="0010a964" officeooo:paragraph-rsid="0010a964"/>
    </style:style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17in" fo:min-width="1.2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72in" fo:min-width="3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264in" fo:min-width="0.37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484in" fo:min-width="0.3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693in" fo:min-width="0.2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100%" draw:textarea-horizontal-align="justify" draw:textarea-vertical-align="middle" draw:auto-grow-height="false" fo:min-height="0.4409in" fo:min-width="0.8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402in" fo:min-width="0.8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409in" fo:min-width="0.8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862in" fo:min-width="0.3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100%" draw:textarea-horizontal-align="justify" draw:textarea-vertical-align="middle" draw:auto-grow-height="false" fo:min-height="0.4402in" fo:min-width="0.84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366in" fo:min-width="0.071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07in" fo:min-width="2.2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126in" fo:min-width="1.6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hoose an algorithm of my choice</text:p>
      <text:p text:style-name="P3"/>
      <text:p text:style-name="P1">My afternoon routine</text:p>
      <text:p text:style-name="P1">prepare lunch</text:p>
      <text:p text:style-name="P1">serve food</text:p>
      <text:p text:style-name="P1">eat</text:p>
      <text:p text:style-name="P4"/>
      <text:p text:style-name="P4">2.function getMyAfternoonRoutine(){</text:p>
      <text:p text:style-name="P4"><text:s text:c="5"/>var prepare lunch()</text:p>
      <text:p text:style-name="P4"><text:s text:c="6"/>var serve food()</text:p>
      <text:p text:style-name="P4"><text:s text:c="6"/>var eat()</text:p>
      <text:p text:style-name="P4"><text:s text:c="5"/>getMyAfternoonRoutine()</text:p>
      <text:p text:style-name="P4">}</text:p>
      <text:p text:style-name="P4"><text:s text:c="6"/></text:p>
      <text:p text:style-name="P4"><draw:g text:anchor-type="paragraph" draw:z-index="0" draw:name="Shape1" draw:style-name="gr1"><draw:custom-shape draw:style-name="gr2" draw:text-style-name="P6" svg:width="1.9894in" svg:height="0.6634in" svg:x="1.6394in" svg:y="0.0299in"><text:p text:style-name="P5"><text:span text:style-name="T1">st</text:span><text:span text:style-name="T1">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svg:width="4.4043in" svg:height="0.8713in" svg:x="0.1949in" svg:y="1.1728in"><text:p text:style-name="P5"><text:span text:style-name="T1">Prepare lunch,serve </text:span><text:span text:style-name="T1">food,eat</text:span></text:p><draw:enhanced-geometry svg:viewBox="0 0 21600 21600" draw:glue-points="?f6 0 10800 ?f8 ?f11 10800 ?f9 21600 10800 ?f10 ?f5 10800" draw:text-areas="?f3 ?f3 ?f4 ?f4" draw:type="parallelogram" draw:modifiers="1761.3583518087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" draw:text-style-name="P6" svg:width="1.137in" svg:height="1.4504in" svg:x="-0.0417in" svg:y="2.5008in"><text:p text:style-name="P5"><text:span text:style-name="T1">If</text:span></text:p><text:p text:style-name="P5"><text:span text:style-name="T1">Pre</text:span><text:span text:style-name="T1">par</text:span><text:span text:style-name="T1">e</text:span></text:p><text:p text:style-name="P5"><text:span text:style-name="T1">Lun</text:span><text:span text:style-name="T1">ch</text:span></text:p><text:p text:style-name="P5"><text:span text:style-name="T1">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5" draw:text-style-name="P6" svg:width="1.0894in" svg:height="1.4933in" svg:x="3.0366in" svg:y="2.6244in"><text:p text:style-name="P5"><text:span text:style-name="T1">If</text:span></text:p><text:p text:style-name="P5"><text:span text:style-name="T1">Not </text:span></text:p><text:p text:style-name="P5"><text:span text:style-name="T1">Eat</text:span></text:p><text:p text:style-name="P5"><text:span text:style-name="T1">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" draw:text-style-name="P6" svg:width="0.9004in" svg:height="1.5358in" svg:x="1.6157in" svg:y="2.5409in"><text:p text:style-name="P5"><text:span text:style-name="T1">If</text:span></text:p><text:p text:style-name="P5"><text:span text:style-name="T1">Serve</text:span></text:p><text:p text:style-name="P5"><text:span text:style-name="T1">Food</text:span></text:p><text:p text:style-name="P5"><text:span text:style-name="T1">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7" draw:text-style-name="P7" svg:width="1.0421in" svg:height="0.5398in" svg:x="1.663in" svg:y="4.3236in"><text:p text:style-name="P5"><text:span text:style-name="T1">eat</text:span></text:p><draw:enhanced-geometry svg:viewBox="0 0 21600 21600" draw:type="rectangle" draw:enhanced-path="M 0 0 L 21600 0 21600 21600 0 21600 0 0 Z N"/></draw:custom-shape><draw:custom-shape draw:style-name="gr8" draw:text-style-name="P6" svg:width="1.0421in" svg:height="0.5394in" svg:x="0.148in" svg:y="4.2417in"><text:p text:style-name="P5"><text:span text:style-name="T1">serve</text:span></text:p><draw:enhanced-geometry svg:viewBox="0 0 21600 21600" draw:type="rectangle" draw:enhanced-path="M 0 0 L 21600 0 21600 21600 0 21600 0 0 Z N"/></draw:custom-shape><draw:custom-shape draw:style-name="gr9" draw:text-style-name="P6" svg:width="1.0421in" svg:height="0.5398in" svg:x="2.9894in" svg:y="4.4071in"><text:p text:style-name="P5"><text:span text:style-name="T1">keep</text:span></text:p><draw:enhanced-geometry svg:viewBox="0 0 21600 21600" draw:type="rectangle" draw:enhanced-path="M 0 0 L 21600 0 21600 21600 0 21600 0 0 Z N"/></draw:custom-shape><draw:line draw:style-name="gr10" draw:text-style-name="P8" svg:x1="2.6579in" svg:y1="0.7181in" svg:x2="2.6579in" svg:y2="1.2988in"><text:p/></draw:line><draw:custom-shape draw:style-name="gr11" draw:text-style-name="P6" svg:width="1.0894in" svg:height="1.3689in" svg:x="4.7417in" svg:y="2.6244in"><text:p text:style-name="P5"><text:span text:style-name="T1">If</text:span></text:p><text:p text:style-name="P5"><text:span text:style-name="T1">Not</text:span></text:p><text:p text:style-name="P5"><text:span text:style-name="T1">Prepare</text:span></text:p><text:p text:style-name="P5"><text:span text:style-name="T1">Lunch</text:span></text:p><text:p text:style-name="P5"><text:span text:style-name="T1">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2" draw:text-style-name="P7" svg:width="1.0421in" svg:height="0.5394in" svg:x="4.7417in" svg:y="4.3661in"><text:p text:style-name="P5"><text:span text:style-name="T1">sleep</text:span></text:p><draw:enhanced-geometry svg:viewBox="0 0 21600 21600" draw:type="rectangle" draw:enhanced-path="M 0 0 L 21600 0 21600 21600 0 21600 0 0 Z N"/></draw:custom-shape><draw:line draw:style-name="gr13" draw:text-style-name="P8" svg:x1="3.6047in" svg:y1="4.076in" svg:x2="3.6323in" svg:y2="4.3976in"><text:p text:style-name="P5"><text:span text:style-name="T1">Yes</text:span></text:p></draw:line><draw:line draw:style-name="gr10" draw:text-style-name="P8" svg:x1="6.0961in" svg:y1="3.2878in" svg:x2="6.0961in" svg:y2="5.9413in"><text:p/></draw:line><draw:line draw:style-name="gr13" draw:text-style-name="P8" svg:x1="4.0783in" svg:y1="3.3705in" svg:x2="4.8362in" svg:y2="3.4122in"><text:p text:style-name="P5"><text:span text:style-name="T1">No</text:span></text:p></draw:line><draw:line draw:style-name="gr10" draw:text-style-name="P8" svg:x1="0.7626in" svg:y1="4.8217in" svg:x2="0.7626in" svg:y2="5.8583in"><text:p/></draw:line><draw:line draw:style-name="gr13" draw:text-style-name="P8" svg:x1="2.4209in" svg:y1="3.3295in" svg:x2="3.1787in" svg:y2="3.3713in"><text:p text:style-name="P5"><text:span text:style-name="T1">No</text:span></text:p></draw:line><draw:line draw:style-name="gr13" draw:text-style-name="P8" svg:x1="0.9528in" svg:y1="3.2469in" svg:x2="1.7106in" svg:y2="3.2886in"><text:p text:style-name="P5"><text:span text:style-name="T1">No</text:span></text:p></draw:line><draw:line draw:style-name="gr13" draw:text-style-name="P8" svg:x1="5.3098in" svg:y1="4.0031in" svg:x2="5.3374in" svg:y2="4.3248in"><text:p text:style-name="P5"><text:span text:style-name="T1">No</text:span></text:p></draw:line><draw:line draw:style-name="gr13" draw:text-style-name="P8" svg:x1="0.5268in" svg:y1="3.9512in" svg:x2="0.5543in" svg:y2="4.2728in"><text:p text:style-name="P5"><text:span text:style-name="T1">Yes</text:span></text:p></draw:line><draw:line draw:style-name="gr13" draw:text-style-name="P8" svg:x1="2.0618in" svg:y1="4.0445in" svg:x2="2.0894in" svg:y2="4.3661in"><text:p text:style-name="P5"><text:span text:style-name="T1">Yes</text:span></text:p></draw:line><draw:line draw:style-name="gr10" draw:text-style-name="P8" svg:x1="5.2626in" svg:y1="4.9051in" svg:x2="5.2626in" svg:y2="5.9417in"><text:p/></draw:line><draw:line draw:style-name="gr10" draw:text-style-name="P8" svg:x1="3.4626in" svg:y1="5.0291in" svg:x2="3.4626in" svg:y2="5.6098in"><text:p/></draw:line><draw:line draw:style-name="gr10" draw:text-style-name="P8" svg:x1="2.2787in" svg:y1="4.8634in" svg:x2="2.2787in" svg:y2="5.8173in"><text:p/></draw:line><draw:line draw:style-name="gr14" draw:text-style-name="P8" svg:x1="5.8299in" svg:y1="3.2878in" svg:x2="6.0953in" svg:y2="3.2878in"><text:p text:style-name="P5"><text:span text:style-name="T1">Yes</text:span></text:p></draw:line><draw:line draw:style-name="gr15" draw:text-style-name="P8" svg:x1="3.6524in" svg:y1="5.8165in" svg:x2="6.0965in" svg:y2="5.8996in"><text:p/></draw:line><draw:custom-shape draw:style-name="gr16" draw:text-style-name="P6" svg:width="0.3787in" svg:height="0.3331in" svg:x="3.2736in" svg:y="5.6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8" svg:x1="0.7154in" svg:y1="5.8165in" svg:x2="3.2728in" svg:y2="5.8583in"><text:p/></draw:line><draw:line draw:style-name="gr10" draw:text-style-name="P8" svg:x1="3.4626in" svg:y1="5.9417in" svg:x2="3.4626in" svg:y2="6.5634in"><text:p/></draw:line><draw:custom-shape draw:style-name="gr17" draw:text-style-name="P6" svg:width="3.0787in" svg:height="0.663in" svg:x="1.9945in" svg:y="6.5224in"><text:p text:style-name="P5"><text:span text:style-name="T1">PRINT:</text:span></text:p><text:p text:style-name="P5"><text:span text:style-name="T1">Serve,keep,eat</text:span></text:p><draw:enhanced-geometry svg:viewBox="0 0 21600 21600" draw:glue-points="?f6 0 10800 ?f8 ?f11 10800 ?f9 21600 10800 ?f10 ?f5 10800" draw:text-areas="?f3 ?f3 ?f4 ?f4" draw:type="parallelogram" draw:modifiers="1040.85787973395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10" draw:text-style-name="P8" svg:x1="3.3681in" svg:y1="7.1441in" svg:x2="3.3681in" svg:y2="7.6831in"><text:p/></draw:line><draw:custom-shape draw:style-name="gr18" draw:text-style-name="P6" svg:width="2.5571in" svg:height="0.5807in" svg:x="2.0421in" svg:y="7.6409in"><text:p text:style-name="P5"><text:span text:style-name="T1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8" svg:x1="0.574in" svg:y1="2.0028in" svg:x2="0.5268in" svg:y2="2.5417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8:40:03.696258946</meta:creation-date>
    <dc:date>2020-02-29T18:52:36.469352900</dc:date>
    <meta:editing-duration>PT9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7" meta:character-count="212" meta:non-whitespace-character-count="168"/>
  </office:meta>
</office:document-meta>
</file>